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aJ7d4CNzEeOgRtmPFiX4TA.png"/>
  <manifest:file-entry manifest:media-type="image/.png" manifest:full-path="Pictures/_aJ7d4SNzEeOgRtmPFiX4TA.png"/>
  <manifest:file-entry manifest:media-type="image/.png" manifest:full-path="Pictures/_aPJVECNzEeOgRtmPFiX4T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7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8" style:parent-style-name="Heading_20_2">
      <style:paragraph-properties fo:break-before="page"/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text" style:name="T11">
      <style:text-properties fo:font-weight="bold" style:font-weight-asian="bold" style:font-weight-complex="bol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Illustration du contexte métier de l'application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7">Et pour atteindre un objectif métier , on met en œuvre un processus métier.</text:p>
      <text:p text:style-name="P14"/>
      <text:p text:style-name="P12"/>
      <text:p text:style-name="P13"><text:span text:style-name="T5"/><text:span text:style-name="T5"><draw:frame draw:name="Cadre1" draw:style-name="fr1" draw:z-index="0" svg:height="9.551079136690648cm" svg:width="16.595cm" text:anchor-type="as-char"><draw:text-box fo:min-height="1.457cm" svg:height="1.457cm"><draw:frame style:rel-height="scale" style:rel-width="100%" svg:height="9.551079136690648cm" svg:width="16.595cm" text:anchor-type="frame"><draw:image xlink:actuate="onLoad" xlink:href="Pictures/_aJ7d4CNzEeOgRtmPFiX4TA.png" xlink:show="embed" xlink:type="simple"/></draw:frame><text:p text:style-name="Frame_20_contents"/></draw:text-box></draw:frame></text:span><text:span text:style-name="T5"/></text:p>
      <text:p text:style-name="P7"/>
      <text:p text:style-name="P13"><text:span text:style-name="T5"/><text:span text:style-name="T5"><draw:frame draw:name="Cadre1" draw:style-name="fr1" draw:z-index="0" svg:height="8.705573770491803cm" svg:width="16.595cm" text:anchor-type="as-char"><draw:text-box fo:min-height="1.457cm" svg:height="1.457cm"><draw:frame style:rel-height="scale" style:rel-width="100%" svg:height="8.705573770491803cm" svg:width="16.595cm" text:anchor-type="frame"><draw:image xlink:actuate="onLoad" xlink:href="Pictures/_aJ7d4SNzEeOgRtmPFiX4TA.png" xlink:show="embed" xlink:type="simple"/></draw:frame><text:p text:style-name="Frame_20_contents"/></draw:text-box></draw:frame></text:span><text:span text:style-name="T5"/></text:p>
      <text:p text:style-name="P7"/>
      <text:p text:style-name="P14"/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
</text:p>
      <text:h text:outline-level="2" text:style-name="P18">Structures macroscopiques (secteurs métiers)</text:h>
      <text:p text:style-name="P2"><text:span text:style-name="T4"/></text:p>
      <text:p text:style-name="P2"><text:span text:style-name="T3"> </text:span><text:span text:style-name="T10"><text:s/></text:span></text:p>
      <text:p text:style-name="P12"/>
      <text:p text:style-name="P13"><text:span text:style-name="T5"/><text:span text:style-name="T5"><draw:frame draw:name="Cadre4" draw:style-name="fr1" draw:z-index="3" svg:height="16.415981661272923cm" svg:width="16.595cm" text:anchor-type="as-char"><draw:text-box fo:min-height="1.457cm" svg:height="1.457cm"><draw:frame style:rel-height="scale" style:rel-width="100%" svg:height="16.415981661272923cm" svg:width="16.595cm" text:anchor-type="frame"><draw:image xlink:actuate="onLoad" xlink:href="Pictures/_aPJVECNzEeOgRtmPFiX4TA.png" xlink:show="embed" xlink:type="simple"/></draw:frame><text:p text:style-name="Frame_20_contents"/></draw:text-box></draw:frame></text:span><text:span text:style-name="T5"/></text:p>
      <text:p text:style-name="P12"/>
      <text:p text:style-name="P14"/>
      <text:h text:outline-level="3" text:style-name="Heading_20_3">secteur "transports"</text:h>
      <text:p text:style-name="P11"/>
      <text:p text:style-name="P12"/>
      <text:p text:style-name="P14"/>
      <text:h text:outline-level="3" text:style-name="Heading_20_3">secteur "reservations"</text:h>
      <text:p text:style-name="P11"/>
      <text:p text:style-name="P12"/>
      <text:p text:style-name="P14"/>
      <text:h text:outline-level="3" text:style-name="Heading_20_3">secteur "tiers"</text:h>
      <text:p text:style-name="P11"/>
      <text:p text:style-name="P12"/>
      <text:p text:style-name="P14"/>
      <text:h text:outline-level="3" text:style-name="Heading_20_3">secteur "paiements"</text:h>
      <text:p text:style-name="P11"/>
      <text:p text:style-name="P12"/>
      <text:p text:style-name="P14"/>
      <text:h text:outline-level="3" text:style-name="Heading_20_3">secteur "voyages"</text:h>
      <text:p text:style-name="P11"/>
      <text:p text:style-name="P12"/>
      <text:p text:style-name="P14"/>
      <text:p text:style-name="P10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4:53.93</dc:date>
    <dc:language>fr-FR</dc:language>
    <meta:editing-cycles>129</meta:editing-cycles>
    <meta:editing-duration>PT6H9M33S</meta:editing-duration>
    <meta:document-statistic meta:table-count="0" meta:image-count="0" meta:object-count="0" meta:page-count="2" meta:paragraph-count="39" meta:word-count="146" meta:character-count="1686" meta:non-whitespace-character-count="1571"/>
    <meta:user-defined meta:name="Info 1"/>
    <meta:user-defined meta:name="Info 2"/>
    <meta:user-defined meta:name="Info 3"/>
    <meta:user-defined meta:name="Info 4"/>
  </office:meta>
</office:document-meta>
</file>